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8fe" officeooo:paragraph-rsid="00190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factorial(in num int)</text:p>
      <text:p text:style-name="P1"><text:s text:c="4"/>-&gt; begin</text:p>
      <text:p text:style-name="P1"><text:s text:c="4"/>-&gt; declare f int default 1;</text:p>
      <text:p text:style-name="P1"><text:s text:c="4"/>-&gt; while num &gt; 0 do</text:p>
      <text:p text:style-name="P1"><text:s text:c="4"/>-&gt; set f=f*num;</text:p>
      <text:p text:style-name="P1"><text:s text:c="4"/>-&gt; set num=num-1;</text:p>
      <text:p text:style-name="P1"><text:s text:c="4"/>-&gt; end while;</text:p>
      <text:p text:style-name="P1"><text:s text:c="4"/>-&gt; select concat('Factorial=',f) as result;</text:p>
      <text:p text:style-name="P1"><text:s text:c="4"/>-&gt; end</text:p>
      <text:p text:style-name="P1"><text:s text:c="4"/>-&gt; //</text:p>
      <text:p text:style-name="P1">Query OK, 0 rows affected (0.03 sec)</text:p>
      <text:p text:style-name="P1"/>
      <text:p text:style-name="P1">mysql&gt; delimiter ;</text:p>
      <text:p text:style-name="P1">mysql&gt; call factorial(5);</text:p>
      <text:p text:style-name="P1">+---------------+</text:p>
      <text:p text:style-name="P1">| result <text:s text:c="7"/>|</text:p>
      <text:p text:style-name="P1">+---------------+</text:p>
      <text:p text:style-name="P1">| Factorial=120 |</text:p>
      <text:p text:style-name="P1">+---------------+</text:p>
      <text:p text:style-name="P1">1 row in set (0.00 sec)</text:p>
      <text:p text:style-name="P1"/>
      <text:p text:style-name="P1">Query OK, 0 rows affected (0.00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46:08.442868608</meta:creation-date>
    <dc:date>2024-03-19T15:46:21.341049835</dc:date>
    <meta:editing-duration>PT13S</meta:editing-duration>
    <meta:editing-cycles>1</meta:editing-cycles>
    <meta:document-statistic meta:table-count="0" meta:image-count="0" meta:object-count="0" meta:page-count="1" meta:paragraph-count="21" meta:word-count="79" meta:character-count="476" meta:non-whitespace-character-count="378"/>
    <meta:generator>LibreOffice/5.1.6.2$Linux_X86_64 LibreOffice_project/10m0$Build-2</meta:generator>
  </office:meta>
</office:document-meta>
</file>